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1 Discussion: Researching an Advanced Topic</text:h>
      <text:p text:style-name="P1">Michael Surdek posted May 25, 2022 5:21 PM</text:p>
      <text:section text:style-name="Sect1" text:name="d2l_1_95_508">
        <text:p text:style-name="P1"><text:bookmark text:name="d2l_1_94_373"/></text:p>
      </text:section>
      <text:section text:style-name="Sect1" text:name="d2l_1_96_153">
        <text:p text:style-name="Text_20_body">The advanced topic that I researched is inheritance, mainly using the Oracle Java documentation. The documentation is reliable, as it is the primary source of information on the Java programming language. It is broken down into sections such as Language Basics, Objects and Classes, Annotations, and many others. Inheritance is a subsection of the Interfaces and Inheritance section. There is additional information on inheritance, including multiple inheritance, overriding methods, and polymorphism, but the main Inheritance page provides plenty of material to understand how subclasses are derived and utilized in object oriented programming.</text:p>
        <text:p text:style-name="Text_20_body">Inheritance is especially useful "when you want to create a new class and there is already a class that includes some of the code that you want...you can reuse the fields and methods of the existing class without having to write (and debug!) them yourself." (Oracle, 2022) It is very common that a program incorporates similar but slightly different objects that can be treated equally by certain routines. In these cases, a <text:span text:style-name="Emphasis">superclass</text:span> can be established that contains all of the fields and methods that the objects share. Subsequently, a <text:span text:style-name="Emphasis">subclass</text:span> can be derived from the superclass that extends the object by adding additional fields and methods that are specific to objects of that particular type. For example, in our recipe collection program, the Ingredient class could be extended to various subclasses of ingredients including as meat, fruit, vegetable, spice, etc.</text:p>
        <text:p text:style-name="Text_20_body">One benefit of ingredient subclasses would have been that extra information could be gathered based on the specific subclass, such as the unit of measurement. Another benefit is that objects that share a superclass can be stored together in a single collection. Then, a method from the superclass can be enacted onto the collection and each object will be treated based on its subclass. For example, if each subclass had it's own toString() method, a simple System.out.print(object) statement would then call the appropriate toString() method for that object.</text:p>
        <text:p text:style-name="P2">References</text:p>
        <text:p text:style-name="P3">Oracle. "The Java Tutorials - Interfaces and Inheritance - Inheritance". 2022. Retrieved from https://docs.oracle.com/javase/tutorial/java/IandI/subclasses.html</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5-31T14:01:30.921664954</dc:date>
    <meta:editing-duration>PT1M50S</meta:editing-duration>
    <meta:editing-cycles>2</meta:editing-cycles>
    <meta:generator>LibreOffice/6.4.7.2$Linux_X86_64 LibreOffice_project/40$Build-2</meta:generator>
    <meta:document-statistic meta:table-count="0" meta:image-count="0" meta:object-count="0" meta:page-count="1" meta:paragraph-count="7" meta:word-count="350" meta:character-count="2334" meta:non-whitespace-character-count="1991"/>
  </office:meta>
</office:document-meta>
</file>